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3656" calcext:value-type="float">
            <text:p>71.9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9544" calcext:value-type="float">
            <text:p>71.7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3072" calcext:value-type="float">
            <text:p>71.8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3512" calcext:value-type="float">
            <text:p>71.5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892" calcext:value-type="float">
            <text:p>71.3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0272" calcext:value-type="float">
            <text:p>68.4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4304" calcext:value-type="float">
            <text:p>67.9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0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200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148" calcext:value-type="float">
            <text:p>65.1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2296" calcext:value-type="float">
            <text:p>64.8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1448" calcext:value-type="float">
            <text:p>63.4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3744" calcext:value-type="float">
            <text:p>63.4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3888" calcext:value-type="float">
            <text:p>63.8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88" calcext:value-type="float">
            <text:p>64.5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8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4864" calcext:value-type="float">
            <text:p>64.8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7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596" calcext:value-type="float">
            <text:p>62.9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7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6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6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6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6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1706</text:p>
          </table:table-cell>
          <table:table-cell office:value-type="string" calcext:value-type="string">
            <text:p>TWDB:2321706</text:p>
          </table:table-cell>
          <table:table-cell office:value-type="string" calcext:value-type="string">
            <text:p>196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